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eroConfDeviceModel.getServiceInfoAtRow( int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ConfDeviceModel.isCellEditable( int rowIndex , int column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ConfDeviceModel.setZeroConfPluginParent( ZeroConfPlugin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ConfDeviceModel.getRow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ConfDeviceModel.serviceResolved( Servic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eroConfDeviceModel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ConfDeviceModel.setZeroConfPreferenceModel( ZeroConfPreferenceModel zeroConfPreference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ConfDeviceModel.ZeroConfDevic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eroConfDeviceModel.getAutoConnectHandle( Service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ConfDeviceModel.setValueAt( Object aValue , int rowIndex , int column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ZeroConfDeviceModel.getColumnName( int colum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ZeroConfDeviceModel.getColumnClass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ZeroConfDeviceModel.serviceRemoved( Servic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ZeroConfDeviceModel.serviceAdded( Servic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eroConfDeviceModel.getValueAt( int rowIndex , int columnInde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